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Date">
            <text:p>Date</text:p>
          </table:table-cell>
          <table:table-cell table:style-name="pd1" office:value-type="string" office:value="Video#">
            <text:p>Video#</text:p>
          </table:table-cell>
          <table:table-cell table:style-name="pd1" office:value-type="string" office:value="Droplet#">
            <text:p>Droplet#</text:p>
          </table:table-cell>
          <table:table-cell table:style-name="pd1" office:value-type="string" office:value="Droplet size">
            <text:p>Droplet size</text:p>
          </table:table-cell>
          <table:table-cell table:style-name="pd1" office:value-type="string" office:value="Sample">
            <text:p>Sample</text:p>
          </table:table-cell>
          <table:table-cell table:style-name="pd1" office:value-type="string" office:value="Harvest time">
            <text:p>Harvest time</text:p>
          </table:table-cell>
          <table:table-cell table:style-name="pd1" office:value-type="string" office:value="Video time">
            <text:p>Video time</text:p>
          </table:table-cell>
          <table:table-cell table:style-name="pd1" office:value-type="string" office:value="Time (from harvest)">
            <text:p>Time (from harvest)</text:p>
          </table:table-cell>
          <table:table-cell table:style-name="pd1" office:value-type="string" office:value="Time in minutes">
            <text:p>Time in minutes</text:p>
          </table:table-cell>
          <table:table-cell table:style-name="pd1" office:value-type="string" office:value="Bacterial concentration">
            <text:p>Bacterial concentration</text:p>
          </table:table-cell>
          <table:table-cell table:style-name="pd1" office:value-type="string" office:value="Imaging plane">
            <text:p>Imaging plane</text:p>
          </table:table-cell>
          <table:table-cell table:style-name="pd1" office:value-type="string" office:value="Comments">
            <text:p>Comments</text:p>
          </table:table-cell>
          <table:table-cell table:style-name="pd1" office:value-type="string" office:value="Image type">
            <text:p>Image type</text:p>
          </table:table-cell>
          <table:table-cell table:style-name="pd1" office:value-type="string" office:value="Initial mean velocity (10 s)">
            <text:p>Initial mean velocity (10 s)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date" office:date-value="2022-02-01T00:00:00">
            <text:p>Tue Feb  1 00:00:00 2022</text:p>
          </table:table-cell>
          <table:table-cell office:value-type="float" office:value="0">
            <text:p/>
          </table:table-cell>
          <table:table-cell office:value-type="float" office:value="51">
            <text:p>51</text:p>
          </table:table-cell>
          <table:table-cell office:value-type="float" office:value="32.64144">
            <text:p>32.641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5:00">
            <text:p>14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">
            <text:p>small</text:p>
          </table:table-cell>
          <table:table-cell office:value-type="string" office:value="fl">
            <text:p>fl</text:p>
          </table:table-cell>
          <table:table-cell office:value-type="float" office:value="8.20816477281566">
            <text:p>8.20816477281566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7.52048">
            <text:p>27.5204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8:00">
            <text:p>14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">
            <text:p>small</text:p>
          </table:table-cell>
          <table:table-cell office:value-type="string" office:value="fl">
            <text:p>fl</text:p>
          </table:table-cell>
          <table:table-cell office:value-type="float" office:value="6.97879947990403">
            <text:p>6.9787994799040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8.65136">
            <text:p>28.651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62584672334557">
            <text:p>4.6258467233455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3.13744">
            <text:p>33.137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1:00">
            <text:p>14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75488540718383">
            <text:p>7.7548854071838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54.89424">
            <text:p>54.8942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3:00">
            <text:p>14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60295483088514">
            <text:p>9.60295483088514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52.81056">
            <text:p>52.810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5:00">
            <text:p>14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6548549646351">
            <text:p>8.96548549646351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9.8472">
            <text:p>39.84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7:00">
            <text:p>14:4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8368826459442">
            <text:p>9.836882645944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47.0432">
            <text:p>47.043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9:00">
            <text:p>14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4282351871069">
            <text:p>10.4282351871069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51.35392">
            <text:p>51.353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1:00">
            <text:p>14:5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8384943856666">
            <text:p>9.98384943856666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43.68976">
            <text:p>43.6897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4:00">
            <text:p>14:5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71594195144856">
            <text:p>9.7159419514485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60.80336">
            <text:p>60.803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6:00">
            <text:p>14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15921830857902">
            <text:p>9.15921830857902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37.28816">
            <text:p>37.2881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08:00">
            <text:p>15:0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lower">
            <text:p>slower</text:p>
          </table:table-cell>
          <table:table-cell office:value-type="string" office:value="fl">
            <text:p>fl</text:p>
          </table:table-cell>
          <table:table-cell office:value-type="float" office:value="4.90733434145226">
            <text:p>4.90733434145226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9.28816">
            <text:p>29.2881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0:00">
            <text:p>15:1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61922384073621">
            <text:p>3.6192238407362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58.72688">
            <text:p>58.7268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2:00">
            <text:p>15:1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70325373164892">
            <text:p>8.70325373164892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35.37536">
            <text:p>35.3753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4:00">
            <text:p>15:1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53648595784652">
            <text:p>6.53648595784652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44.64176">
            <text:p>44.6417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6:00">
            <text:p>15:1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07268490762306">
            <text:p>8.0726849076230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38.72496">
            <text:p>38.7249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7:00">
            <text:p>15:17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09925047040277">
            <text:p>8.09925047040277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54.07792">
            <text:p>54.0779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0:00">
            <text:p>15:2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11346556245457">
            <text:p>9.11346556245457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49.4448">
            <text:p>49.444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6799168193209">
            <text:p>9.06799168193209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40.81216">
            <text:p>40.8121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5:00">
            <text:p>15:2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97753741225836">
            <text:p>6.97753741225836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42.24656">
            <text:p>42.24656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7:00">
            <text:p>15:2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2153692147899">
            <text:p>9.92153692147899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45.1192">
            <text:p>45.119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9:00">
            <text:p>15:2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46506769222327">
            <text:p>9.46506769222327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43.84272">
            <text:p>43.8427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30:00">
            <text:p>15:3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92074175700583">
            <text:p>7.92074175700583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34.55072">
            <text:p>34.550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2:00">
            <text:p>16:02:00</text:p>
          </table:table-cell>
          <table:table-cell office:value-type="string" office:value="00:32:00">
            <text:p>00:32:00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69416536455039">
            <text:p>8.69416536455039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28.31728">
            <text:p>28.3172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4:00">
            <text:p>16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83637211680883">
            <text:p>6.83637211680883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24.33488">
            <text:p>24.3348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6:00">
            <text:p>16:0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33881535016774">
            <text:p>4.33881535016774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8.40208">
            <text:p>38.4020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8:00">
            <text:p>16:0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0118126179146">
            <text:p>9.00118126179146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45.43888">
            <text:p>45.4388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9:00">
            <text:p>16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76792716653647">
            <text:p>8.76792716653647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41.44768">
            <text:p>41.4476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1:00">
            <text:p>16:1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70663435672336">
            <text:p>9.70663435672336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37.91744">
            <text:p>37.9174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3:00">
            <text:p>16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0710810704325">
            <text:p>8.90710810704325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38.56176">
            <text:p>38.5617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5:00">
            <text:p>16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4499256804671">
            <text:p>9.04499256804671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43.52784">
            <text:p>43.5278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7:00">
            <text:p>16:1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502414371754">
            <text:p>10.2502414371754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35.37536">
            <text:p>35.375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9:00">
            <text:p>16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8626186669688">
            <text:p>7.18626186669688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42.24656">
            <text:p>42.246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2:00">
            <text:p>16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two drops close by">
            <text:p>two drops close by</text:p>
          </table:table-cell>
          <table:table-cell office:value-type="string" office:value="fl">
            <text:p>fl</text:p>
          </table:table-cell>
          <table:table-cell office:value-type="float" office:value="10.4675821265975">
            <text:p>10.4675821265975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41.92432">
            <text:p>41.92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4:00">
            <text:p>16:2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two drops close by, at a corner of sample">
            <text:p>two drops close by, at a corner of sample</text:p>
          </table:table-cell>
          <table:table-cell office:value-type="string" office:value="fl">
            <text:p>fl</text:p>
          </table:table-cell>
          <table:table-cell office:value-type="float" office:value="9.69663119622755">
            <text:p>9.69663119622755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42.88672">
            <text:p>42.886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5:00">
            <text:p>16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0604074966583">
            <text:p>9.90604074966583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float" office:value="36.8072">
            <text:p>36.80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7:00">
            <text:p>16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21261266448266">
            <text:p>9.21261266448266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45.77488">
            <text:p>45.7748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9:00">
            <text:p>16:2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4930676959008">
            <text:p>10.4930676959008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date" office:date-value="2022-02-01T00:00:00">
            <text:p>Tue Feb  1 00:00:00 2022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72.0056">
            <text:p>72.00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3:00">
            <text:p>16:3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61">
            <text:p>16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9763485150354">
            <text:p>10.9763485150354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0">
            <text:p/>
          </table:table-cell>
          <table:table-cell office:value-type="float" office:value="90">
            <text:p>90</text:p>
          </table:table-cell>
          <table:table-cell office:value-type="float" office:value="62.40752">
            <text:p>62.4075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5:00">
            <text:p>13:0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MB+ day">
            <text:p>MB+ day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0.95568">
            <text:p>60.9556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8:00">
            <text:p>13:0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9.8472">
            <text:p>39.84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0:00">
            <text:p>13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5.75664">
            <text:p>25.7566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1:00">
            <text:p>13:1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 drop">
            <text:p>small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24.6384">
            <text:p>24.638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4:00">
            <text:p>13:1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 drop, cluster seen">
            <text:p>small drop, cluster seen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24.9616">
            <text:p>24.96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5:00">
            <text:p>13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 drop, cluster seen, slow">
            <text:p>small drop, cluster seen, slow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5.44336">
            <text:p>25.4433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9:00">
            <text:p>13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 tiny drop that is next to a larger droplet, which is not fluorescent, it's abnormally active at this stage while the larger drop is already dead">
            <text:p>a tiny drop that is next to a larger droplet, which is not fluorescent, it's abnormally active at this stage while the larger drop is already dead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37.91744">
            <text:p>37.9174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2:00">
            <text:p>13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28.47968">
            <text:p>28.4796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5:00">
            <text:p>13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bnormally active small drop near a filament...">
            <text:p>abnormally active small drop near a filament...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52.4824">
            <text:p>52.48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7:00">
            <text:p>13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large active drop">
            <text:p>large active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5.37536">
            <text:p>35.3753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0:00">
            <text:p>13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low medium drop">
            <text:p>slow medium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34.55072">
            <text:p>34.550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8:00">
            <text:p>13:3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near top edge">
            <text:p>near top edg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45.43888">
            <text:p>45.4388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1:00">
            <text:p>13:4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large drop near edge is also dying">
            <text:p>large drop near edge is also dying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56.48384">
            <text:p>56.4838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6:00">
            <text:p>13:4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t 13:55, all droplets are dead">
            <text:p>at 13:55, all droplets are dead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25.28608">
            <text:p>25.286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3:00">
            <text:p>14:3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ctive small drop">
            <text:p>active small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4.48512">
            <text:p>24.485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5:00">
            <text:p>14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ctive small">
            <text:p>active small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33.6136">
            <text:p>33.61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7:00">
            <text:p>14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33.92816">
            <text:p>33.928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29.7712">
            <text:p>29.77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1:00">
            <text:p>14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19">
            <text:p>19</text:p>
          </table:table-cell>
          <table:table-cell office:value-type="float" office:value="109">
            <text:p>109</text:p>
          </table:table-cell>
          <table:table-cell office:value-type="float" office:value="25.28608">
            <text:p>25.286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3:00">
            <text:p>14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ctive small drop (near bubble, near bot edge)">
            <text:p>active small drop (near bubble, near bot edge)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24.48512">
            <text:p>24.485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5:00">
            <text:p>14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mall drop">
            <text:p>small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29.11584">
            <text:p>29.115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7:00">
            <text:p>14:4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near bubble">
            <text:p>near bubbl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30.24096">
            <text:p>30.240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9:00">
            <text:p>14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float" office:value="24.6384">
            <text:p>24.63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1:00">
            <text:p>14:5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low down small drop">
            <text:p>slow down small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28.31728">
            <text:p>28.317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2:00">
            <text:p>14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ctive small... confusing">
            <text:p>active small... confusing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5">
            <text:p>25</text:p>
          </table:table-cell>
          <table:table-cell office:value-type="float" office:value="115">
            <text:p>115</text:p>
          </table:table-cell>
          <table:table-cell office:value-type="float" office:value="41.27872">
            <text:p>41.278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4:00">
            <text:p>14:5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 office:value-type="float" office:value="32.00608">
            <text:p>32.006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6:00">
            <text:p>14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26.88304">
            <text:p>26.8830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8:00">
            <text:p>14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office:value-type="float" office:value="26.2424">
            <text:p>26.242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4:00">
            <text:p>16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office:value-type="float" office:value="31.19808">
            <text:p>31.1980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6:00">
            <text:p>16:0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43.68976">
            <text:p>43.6897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8:00">
            <text:p>16:0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float" office:value="38.23248">
            <text:p>38.2324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0:00">
            <text:p>16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float" office:value="22.38992">
            <text:p>22.3899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2:00">
            <text:p>16:1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 tiny drop is already about to freeze">
            <text:p>a tiny drop is already about to freez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3">
            <text:p>33</text:p>
          </table:table-cell>
          <table:table-cell office:value-type="float" office:value="123">
            <text:p>123</text:p>
          </table:table-cell>
          <table:table-cell office:value-type="float" office:value="26.41136">
            <text:p>26.411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4:00">
            <text:p>16:1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31.36">
            <text:p>31.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5:00">
            <text:p>16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39.53504">
            <text:p>39.5350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7:00">
            <text:p>16:1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float" office:value="39.2072">
            <text:p>39.20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9:00">
            <text:p>16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7">
            <text:p>37</text:p>
          </table:table-cell>
          <table:table-cell office:value-type="float" office:value="127">
            <text:p>127</text:p>
          </table:table-cell>
          <table:table-cell office:value-type="float" office:value="32.3224">
            <text:p>32.322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1:00">
            <text:p>16:2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53.59744">
            <text:p>53.5974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4:00">
            <text:p>16:2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39">
            <text:p>39</text:p>
          </table:table-cell>
          <table:table-cell office:value-type="float" office:value="129">
            <text:p>129</text:p>
          </table:table-cell>
          <table:table-cell office:value-type="float" office:value="25.44336">
            <text:p>25.4433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5:00">
            <text:p>17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52.64144">
            <text:p>52.6414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6:00">
            <text:p>17:3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  <table:table-cell office:value-type="float" office:value="50.08016">
            <text:p>50.0801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7:00">
            <text:p>17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38.40208">
            <text:p>38.4020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8:00">
            <text:p>17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3">
            <text:p>43</text:p>
          </table:table-cell>
          <table:table-cell office:value-type="float" office:value="133">
            <text:p>133</text:p>
          </table:table-cell>
          <table:table-cell office:value-type="float" office:value="25.75664">
            <text:p>25.756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9:00">
            <text:p>17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34.40192">
            <text:p>34.4019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0:00">
            <text:p>17:4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29.11584">
            <text:p>29.1158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1:00">
            <text:p>17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6">
            <text:p>46</text:p>
          </table:table-cell>
          <table:table-cell office:value-type="float" office:value="136">
            <text:p>136</text:p>
          </table:table-cell>
          <table:table-cell office:value-type="float" office:value="28.16896">
            <text:p>28.1689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2:00">
            <text:p>17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60.00384">
            <text:p>60.0038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4:00">
            <text:p>17:4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33.6136">
            <text:p>33.613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5:00">
            <text:p>17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62.40752">
            <text:p>62.4075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6:00">
            <text:p>17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DE, confocal for velocity field">
            <text:p>DE, confocal for velocity field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0">
            <text:p>50</text:p>
          </table:table-cell>
          <table:table-cell office:value-type="float" office:value="139">
            <text:p>139</text:p>
          </table:table-cell>
          <table:table-cell office:value-type="float" office:value="77.59744">
            <text:p>77.5974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7:00">
            <text:p>17:4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ame as 49, bf for id">
            <text:p>same as 49, bf for id</text:p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1">
            <text:p>51</text:p>
          </table:table-cell>
          <table:table-cell office:value-type="float" office:value="140">
            <text:p>140</text:p>
          </table:table-cell>
          <table:table-cell office:value-type="float" office:value="51.20864">
            <text:p>51.208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6:00">
            <text:p>17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saving previous video takes long time">
            <text:p>saving previous video takes long tim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2">
            <text:p>52</text:p>
          </table:table-cell>
          <table:table-cell office:value-type="float" office:value="141">
            <text:p>141</text:p>
          </table:table-cell>
          <table:table-cell office:value-type="float" office:value="28.80064">
            <text:p>28.800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8:00">
            <text:p>17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big inner bf">
            <text:p>big inner bf</text:p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3">
            <text:p>53</text:p>
          </table:table-cell>
          <table:table-cell office:value-type="float" office:value="141">
            <text:p>141</text:p>
          </table:table-cell>
          <table:table-cell office:value-type="float" office:value="27.20352">
            <text:p>27.2035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9:00">
            <text:p>17:5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big inner fl">
            <text:p>big inner fl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office:value-type="float" office:value="85.44672">
            <text:p>85.4467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1:00">
            <text:p>18:0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5">
            <text:p>55</text:p>
          </table:table-cell>
          <table:table-cell office:value-type="float" office:value="143">
            <text:p>143</text:p>
          </table:table-cell>
          <table:table-cell office:value-type="float" office:value="38.23248">
            <text:p>38.2324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3:00">
            <text:p>18:0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6">
            <text:p>56</text:p>
          </table:table-cell>
          <table:table-cell office:value-type="float" office:value="144">
            <text:p>144</text:p>
          </table:table-cell>
          <table:table-cell office:value-type="float" office:value="24.9616">
            <text:p>24.961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5:00">
            <text:p>18:0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7">
            <text:p>57</text:p>
          </table:table-cell>
          <table:table-cell office:value-type="float" office:value="145">
            <text:p>145</text:p>
          </table:table-cell>
          <table:table-cell office:value-type="float" office:value="57.91952">
            <text:p>57.9195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6:00">
            <text:p>18:0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de bf">
            <text:p>de bf</text:p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8">
            <text:p>58</text:p>
          </table:table-cell>
          <table:table-cell office:value-type="float" office:value="146">
            <text:p>146</text:p>
          </table:table-cell>
          <table:table-cell office:value-type="float" office:value="54.71904">
            <text:p>54.7190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8:00">
            <text:p>18:0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while other small drops are frozen, these ones near an active drop survives pretty well">
            <text:p>while other small drops are frozen, these ones near an active drop survives pretty well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59">
            <text:p>59</text:p>
          </table:table-cell>
          <table:table-cell office:value-type="float" office:value="147">
            <text:p>147</text:p>
          </table:table-cell>
          <table:table-cell office:value-type="float" office:value="27.52048">
            <text:p>27.5204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9:00">
            <text:p>18:0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0">
            <text:p>60</text:p>
          </table:table-cell>
          <table:table-cell office:value-type="float" office:value="148">
            <text:p>148</text:p>
          </table:table-cell>
          <table:table-cell office:value-type="float" office:value="48.63888">
            <text:p>48.6388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10:00">
            <text:p>18:1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1">
            <text:p>61</text:p>
          </table:table-cell>
          <table:table-cell office:value-type="float" office:value="149">
            <text:p>149</text:p>
          </table:table-cell>
          <table:table-cell office:value-type="float" office:value="48.63888">
            <text:p>48.6388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12:00">
            <text:p>18:1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gain, active and affects another smaller drop">
            <text:p>again, active and affects another smaller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float" office:value="34.55072">
            <text:p>34.5507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13:00">
            <text:p>18:1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a normal slow drop at this time">
            <text:p>a normal slow drop at this tim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3">
            <text:p>63</text:p>
          </table:table-cell>
          <table:table-cell office:value-type="float" office:value="151">
            <text:p>151</text:p>
          </table:table-cell>
          <table:table-cell office:value-type="float" office:value="48.0008">
            <text:p>48.000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14:00">
            <text:p>18:1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date" office:date-value="2022-02-02T00:00:00">
            <text:p>Wed Feb  2 00:00:00 2022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57.76768">
            <text:p>57.7676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16:00">
            <text:p>18:1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35.37536">
            <text:p>35.3753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2:00">
            <text:p>13:22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30.0848">
            <text:p>30.0848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3:00">
            <text:p>13:23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24.01392">
            <text:p>24.0139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5:00">
            <text:p>13:25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a large one freeze already">
            <text:p>a large one freeze already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63.68256">
            <text:p>63.6825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7:00">
            <text:p>13:27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large and very active">
            <text:p>large and very activ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26.88304">
            <text:p>26.8830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8:00">
            <text:p>13:28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slow">
            <text:p>slow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33.13744">
            <text:p>33.1374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9:00">
            <text:p>13:29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office:value-type="float" office:value="37.4464">
            <text:p>37.446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44:00">
            <text:p>13:44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office:value-type="float" office:value="23.52368">
            <text:p>23.5236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45:00">
            <text:p>13:45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35.84896">
            <text:p>35.84896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46:00">
            <text:p>13:46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a bubble to the right, see anisotropy">
            <text:p>a bubble to the right, see anisotropy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59.6792">
            <text:p>59.679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48:00">
            <text:p>13:48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large and active">
            <text:p>large and activ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26.56592">
            <text:p>26.5659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49:00">
            <text:p>13:49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float" office:value="54.07792">
            <text:p>54.0779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50:00">
            <text:p>13:50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30.41024">
            <text:p>30.4102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52:00">
            <text:p>13:52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float" office:value="30.24096">
            <text:p>30.24096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53:00">
            <text:p>13:53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4">
            <text:p>14</text:p>
          </table:table-cell>
          <table:table-cell office:value-type="float" office:value="167">
            <text:p>167</text:p>
          </table:table-cell>
          <table:table-cell office:value-type="float" office:value="73.92304">
            <text:p>73.9230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3:56:00">
            <text:p>13:56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Looks like the inner droplet is attached to a bacterial cluster">
            <text:p>Looks like the inner droplet is attached to a bacterial cluster</text:p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5">
            <text:p>15</text:p>
          </table:table-cell>
          <table:table-cell office:value-type="float" office:value="167">
            <text:p>167</text:p>
          </table:table-cell>
          <table:table-cell office:value-type="float" office:value="73.27904">
            <text:p>73.2790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01:00">
            <text:p>14:01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same DE as video 14, for velocity measurement">
            <text:p>same DE as video 14, for velocity measurement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59.52912">
            <text:p>59.5291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09:00">
            <text:p>14:09:00</text:p>
          </table:table-cell>
          <table:table-cell office:value-type="string" office:value="01:24:00">
            <text:p>01:24:00</text:p>
          </table:table-cell>
          <table:table-cell office:value-type="float" office:value="84">
            <text:p>84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7">
            <text:p>17</text:p>
          </table:table-cell>
          <table:table-cell office:value-type="float" office:value="169">
            <text:p>169</text:p>
          </table:table-cell>
          <table:table-cell office:value-type="float" office:value="57.91952">
            <text:p>57.9195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10:00">
            <text:p>14:10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6">
            <text:p>18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37.4464">
            <text:p>37.446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4:00">
            <text:p>14:3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office:value-type="float" office:value="23.67776">
            <text:p>23.6777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5:00">
            <text:p>14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33.13744">
            <text:p>33.137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6:00">
            <text:p>14:3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float" office:value="31.36">
            <text:p>31.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7:00">
            <text:p>14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float" office:value="22.25344">
            <text:p>22.253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small">
            <text:p>small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float" office:value="43.36016">
            <text:p>43.360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0:00">
            <text:p>14:4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large">
            <text:p>large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27.69104">
            <text:p>27.6910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1:00">
            <text:p>14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5">
            <text:p>25</text:p>
          </table:table-cell>
          <table:table-cell office:value-type="float" office:value="177">
            <text:p>177</text:p>
          </table:table-cell>
          <table:table-cell office:value-type="float" office:value="45.43888">
            <text:p>45.438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38.40208">
            <text:p>38.402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3:00">
            <text:p>14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25.75664">
            <text:p>25.7566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4:00">
            <text:p>14:4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small, slowing down, see structure clearly">
            <text:p>small, slowing down, see structure clearly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34.07824">
            <text:p>34.0782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6:00">
            <text:p>14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29">
            <text:p>29</text:p>
          </table:table-cell>
          <table:table-cell office:value-type="float" office:value="181">
            <text:p>181</text:p>
          </table:table-cell>
          <table:table-cell office:value-type="float" office:value="29.452">
            <text:p>29.45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7:00">
            <text:p>14:4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0">
            <text:p>30</text:p>
          </table:table-cell>
          <table:table-cell office:value-type="float" office:value="182">
            <text:p>182</text:p>
          </table:table-cell>
          <table:table-cell office:value-type="float" office:value="39.99696">
            <text:p>39.996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8:00">
            <text:p>14:4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63.68256">
            <text:p>63.682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9:00">
            <text:p>14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25.60112">
            <text:p>25.601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0:00">
            <text:p>14:5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struggling small drop">
            <text:p>struggling small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32.64144">
            <text:p>32.641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2:00">
            <text:p>14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float" office:value="33.92816">
            <text:p>33.928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3:00">
            <text:p>14:5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5">
            <text:p>35</text:p>
          </table:table-cell>
          <table:table-cell office:value-type="float" office:value="187">
            <text:p>187</text:p>
          </table:table-cell>
          <table:table-cell office:value-type="float" office:value="74.8728">
            <text:p>74.87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5:00">
            <text:p>14:5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6">
            <text:p>36</text:p>
          </table:table-cell>
          <table:table-cell office:value-type="float" office:value="188">
            <text:p>188</text:p>
          </table:table-cell>
          <table:table-cell office:value-type="float" office:value="49.75616">
            <text:p>49.756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6:00">
            <text:p>14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36.3192">
            <text:p>36.31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7:00">
            <text:p>14:5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8">
            <text:p>38</text:p>
          </table:table-cell>
          <table:table-cell office:value-type="float" office:value="190">
            <text:p>190</text:p>
          </table:table-cell>
          <table:table-cell office:value-type="float" office:value="50.08016">
            <text:p>50.080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9:00">
            <text:p>14:5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39">
            <text:p>39</text:p>
          </table:table-cell>
          <table:table-cell office:value-type="float" office:value="191">
            <text:p>191</text:p>
          </table:table-cell>
          <table:table-cell office:value-type="float" office:value="36.00192">
            <text:p>36.001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0:00">
            <text:p>15:0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float" office:value="34.88688">
            <text:p>34.886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1:00">
            <text:p>15:0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1">
            <text:p>41</text:p>
          </table:table-cell>
          <table:table-cell office:value-type="float" office:value="193">
            <text:p>193</text:p>
          </table:table-cell>
          <table:table-cell office:value-type="float" office:value="69.77008">
            <text:p>69.770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4:00">
            <text:p>15:04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37.76192">
            <text:p>37.761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5:00">
            <text:p>15:0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float" office:value="22.25344">
            <text:p>22.253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6:00">
            <text:p>15:0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small next to big, still active after 33 min">
            <text:p>small next to big, still active after 33 min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82.24896">
            <text:p>82.248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7:00">
            <text:p>15:07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the big next to 43">
            <text:p>the big next to 43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5">
            <text:p>45</text:p>
          </table:table-cell>
          <table:table-cell office:value-type="float" office:value="197">
            <text:p>197</text:p>
          </table:table-cell>
          <table:table-cell office:value-type="float" office:value="37.91744">
            <text:p>37.917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9:00">
            <text:p>15:0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6">
            <text:p>46</text:p>
          </table:table-cell>
          <table:table-cell office:value-type="float" office:value="198">
            <text:p>198</text:p>
          </table:table-cell>
          <table:table-cell office:value-type="float" office:value="84.80032">
            <text:p>84.8003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0:00">
            <text:p>15:1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a huge drop struggling, visualize the big immobile cluster">
            <text:p>a huge drop struggling, visualize the big immobile cluster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7">
            <text:p>47</text:p>
          </table:table-cell>
          <table:table-cell office:value-type="float" office:value="199">
            <text:p>199</text:p>
          </table:table-cell>
          <table:table-cell office:value-type="float" office:value="29.92672">
            <text:p>29.926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1:00">
            <text:p>15:1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51.35392">
            <text:p>51.353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3:00">
            <text:p>15:1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49">
            <text:p>49</text:p>
          </table:table-cell>
          <table:table-cell office:value-type="float" office:value="201">
            <text:p>201</text:p>
          </table:table-cell>
          <table:table-cell office:value-type="float" office:value="38.72496">
            <text:p>38.724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4:00">
            <text:p>15:1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office:value-type="float" office:value="53.7696">
            <text:p>53.76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5:00">
            <text:p>15:1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74.08608">
            <text:p>74.086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7:00">
            <text:p>15:17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slow down huge drop">
            <text:p>slow down huge drop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2">
            <text:p>52</text:p>
          </table:table-cell>
          <table:table-cell office:value-type="float" office:value="204">
            <text:p>204</text:p>
          </table:table-cell>
          <table:table-cell office:value-type="float" office:value="42.72256">
            <text:p>42.722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8:00">
            <text:p>15:1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3">
            <text:p>53</text:p>
          </table:table-cell>
          <table:table-cell office:value-type="float" office:value="205">
            <text:p>205</text:p>
          </table:table-cell>
          <table:table-cell office:value-type="float" office:value="44.64176">
            <text:p>44.6417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0:00">
            <text:p>15:2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4">
            <text:p>54</text:p>
          </table:table-cell>
          <table:table-cell office:value-type="float" office:value="206">
            <text:p>206</text:p>
          </table:table-cell>
          <table:table-cell office:value-type="float" office:value="32.17328">
            <text:p>32.173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1:00">
            <text:p>15:21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5">
            <text:p>55</text:p>
          </table:table-cell>
          <table:table-cell office:value-type="float" office:value="207">
            <text:p>207</text:p>
          </table:table-cell>
          <table:table-cell office:value-type="float" office:value="60.16208">
            <text:p>60.162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4:00">
            <text:p>15:24:00</text:p>
          </table:table-cell>
          <table:table-cell office:value-type="string" office:value="01:24:00">
            <text:p>01:24:00</text:p>
          </table:table-cell>
          <table:table-cell office:value-type="float" office:value="84">
            <text:p>84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office:value-type="float" office:value="32.17328">
            <text:p>32.173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5:00">
            <text:p>15:2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7">
            <text:p>57</text:p>
          </table:table-cell>
          <table:table-cell office:value-type="float" office:value="209">
            <text:p>209</text:p>
          </table:table-cell>
          <table:table-cell office:value-type="float" office:value="35.84896">
            <text:p>35.848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6:00">
            <text:p>15:26:00</text:p>
          </table:table-cell>
          <table:table-cell office:value-type="string" office:value="01:26:00">
            <text:p>01:26:00</text:p>
          </table:table-cell>
          <table:table-cell office:value-type="float" office:value="86">
            <text:p>8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8">
            <text:p>58</text:p>
          </table:table-cell>
          <table:table-cell office:value-type="float" office:value="210">
            <text:p>210</text:p>
          </table:table-cell>
          <table:table-cell office:value-type="float" office:value="28.16896">
            <text:p>28.168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8:00">
            <text:p>15:2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59">
            <text:p>59</text:p>
          </table:table-cell>
          <table:table-cell office:value-type="float" office:value="211">
            <text:p>211</text:p>
          </table:table-cell>
          <table:table-cell office:value-type="float" office:value="89.1208">
            <text:p>89.12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9:00">
            <text:p>15:2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move focal plane, don't use PIV on this">
            <text:p>move focal plane, don't use PIV on this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0">
            <text:p>60</text:p>
          </table:table-cell>
          <table:table-cell office:value-type="float" office:value="212">
            <text:p>212</text:p>
          </table:table-cell>
          <table:table-cell office:value-type="float" office:value="43.04784">
            <text:p>43.047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0:00">
            <text:p>15:3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1">
            <text:p>61</text:p>
          </table:table-cell>
          <table:table-cell office:value-type="float" office:value="213">
            <text:p>213</text:p>
          </table:table-cell>
          <table:table-cell office:value-type="float" office:value="65.59872">
            <text:p>65.598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6:00">
            <text:p>15:36:00</text:p>
          </table:table-cell>
          <table:table-cell office:value-type="string" office:value="01:36:00">
            <text:p>01:36:00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2">
            <text:p>62</text:p>
          </table:table-cell>
          <table:table-cell office:value-type="float" office:value="214">
            <text:p>214</text:p>
          </table:table-cell>
          <table:table-cell office:value-type="float" office:value="40.81216">
            <text:p>40.812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7:00">
            <text:p>15:37:00</text:p>
          </table:table-cell>
          <table:table-cell office:value-type="string" office:value="01:37:00">
            <text:p>01:37:00</text:p>
          </table:table-cell>
          <table:table-cell office:value-type="float" office:value="97">
            <text:p>9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3">
            <text:p>63</text:p>
          </table:table-cell>
          <table:table-cell office:value-type="float" office:value="215">
            <text:p>215</text:p>
          </table:table-cell>
          <table:table-cell office:value-type="float" office:value="46.24128">
            <text:p>46.241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9:00">
            <text:p>15:39:00</text:p>
          </table:table-cell>
          <table:table-cell office:value-type="string" office:value="01:39:00">
            <text:p>01:39:00</text:p>
          </table:table-cell>
          <table:table-cell office:value-type="float" office:value="99">
            <text:p>99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4">
            <text:p>64</text:p>
          </table:table-cell>
          <table:table-cell office:value-type="float" office:value="216">
            <text:p>216</text:p>
          </table:table-cell>
          <table:table-cell office:value-type="float" office:value="54.07792">
            <text:p>54.0779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3:00">
            <text:p>16:0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5">
            <text:p>65</text:p>
          </table:table-cell>
          <table:table-cell office:value-type="float" office:value="217">
            <text:p>217</text:p>
          </table:table-cell>
          <table:table-cell office:value-type="float" office:value="31.19808">
            <text:p>31.1980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4:00">
            <text:p>16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6">
            <text:p>66</text:p>
          </table:table-cell>
          <table:table-cell office:value-type="float" office:value="218">
            <text:p>218</text:p>
          </table:table-cell>
          <table:table-cell office:value-type="float" office:value="22.87456">
            <text:p>22.874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5:00">
            <text:p>16:0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7">
            <text:p>67</text:p>
          </table:table-cell>
          <table:table-cell office:value-type="float" office:value="219">
            <text:p>219</text:p>
          </table:table-cell>
          <table:table-cell office:value-type="float" office:value="36.96848">
            <text:p>36.9684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6:00">
            <text:p>16:0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8">
            <text:p>68</text:p>
          </table:table-cell>
          <table:table-cell office:value-type="float" office:value="220">
            <text:p>220</text:p>
          </table:table-cell>
          <table:table-cell office:value-type="float" office:value="40.16496">
            <text:p>40.164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8:00">
            <text:p>16:0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69">
            <text:p>69</text:p>
          </table:table-cell>
          <table:table-cell office:value-type="float" office:value="221">
            <text:p>221</text:p>
          </table:table-cell>
          <table:table-cell office:value-type="float" office:value="27.36896">
            <text:p>27.368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9:00">
            <text:p>16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office:value-type="float" office:value="32.96144">
            <text:p>32.9614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0:00">
            <text:p>16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1">
            <text:p>71</text:p>
          </table:table-cell>
          <table:table-cell office:value-type="float" office:value="223">
            <text:p>223</text:p>
          </table:table-cell>
          <table:table-cell office:value-type="float" office:value="35.37536">
            <text:p>35.375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1:00">
            <text:p>16:1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2">
            <text:p>72</text:p>
          </table:table-cell>
          <table:table-cell office:value-type="float" office:value="224">
            <text:p>224</text:p>
          </table:table-cell>
          <table:table-cell office:value-type="float" office:value="43.20464">
            <text:p>43.2046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3:00">
            <text:p>16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3">
            <text:p>73</text:p>
          </table:table-cell>
          <table:table-cell office:value-type="float" office:value="225">
            <text:p>225</text:p>
          </table:table-cell>
          <table:table-cell office:value-type="float" office:value="30.87664">
            <text:p>30.8766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4:00">
            <text:p>16:1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4">
            <text:p>74</text:p>
          </table:table-cell>
          <table:table-cell office:value-type="float" office:value="226">
            <text:p>226</text:p>
          </table:table-cell>
          <table:table-cell office:value-type="float" office:value="45.1192">
            <text:p>45.119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6:00">
            <text:p>16:1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5">
            <text:p>75</text:p>
          </table:table-cell>
          <table:table-cell office:value-type="float" office:value="227">
            <text:p>227</text:p>
          </table:table-cell>
          <table:table-cell office:value-type="float" office:value="38.23248">
            <text:p>38.2324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8:00">
            <text:p>16:1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two drops together, one acive the other slow">
            <text:p>two drops together, one acive the other slow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9.60256">
            <text:p>29.602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9:00">
            <text:p>16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7">
            <text:p>77</text:p>
          </table:table-cell>
          <table:table-cell office:value-type="float" office:value="229">
            <text:p>229</text:p>
          </table:table-cell>
          <table:table-cell office:value-type="float" office:value="39.35456">
            <text:p>39.354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1:00">
            <text:p>16:2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8">
            <text:p>78</text:p>
          </table:table-cell>
          <table:table-cell office:value-type="float" office:value="230">
            <text:p>230</text:p>
          </table:table-cell>
          <table:table-cell office:value-type="float" office:value="30.24096">
            <text:p>30.240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2:00">
            <text:p>16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79">
            <text:p>79</text:p>
          </table:table-cell>
          <table:table-cell office:value-type="float" office:value="231">
            <text:p>231</text:p>
          </table:table-cell>
          <table:table-cell office:value-type="float" office:value="112.644">
            <text:p>112.64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4:00">
            <text:p>16:2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huge drop, cluster">
            <text:p>huge drop, cluster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0">
            <text:p>80</text:p>
          </table:table-cell>
          <table:table-cell office:value-type="float" office:value="232">
            <text:p>232</text:p>
          </table:table-cell>
          <table:table-cell office:value-type="float" office:value="33.76304">
            <text:p>33.7630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6:00">
            <text:p>16:2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43.84272">
            <text:p>43.842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8:00">
            <text:p>16:2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2">
            <text:p>82</text:p>
          </table:table-cell>
          <table:table-cell office:value-type="float" office:value="234">
            <text:p>234</text:p>
          </table:table-cell>
          <table:table-cell office:value-type="float" office:value="55.84432">
            <text:p>55.84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0:00">
            <text:p>16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3">
            <text:p>83</text:p>
          </table:table-cell>
          <table:table-cell office:value-type="float" office:value="235">
            <text:p>235</text:p>
          </table:table-cell>
          <table:table-cell office:value-type="float" office:value="44.49072">
            <text:p>44.490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1:00">
            <text:p>16:3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office:value-type="float" office:value="46.40848">
            <text:p>46.4084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2:00">
            <text:p>16:32:00</text:p>
          </table:table-cell>
          <table:table-cell office:value-type="string" office:value="01:02:00">
            <text:p>01:02:00</text:p>
          </table:table-cell>
          <table:table-cell office:value-type="float" office:value="62">
            <text:p>62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5">
            <text:p>85</text:p>
          </table:table-cell>
          <table:table-cell office:value-type="float" office:value="237">
            <text:p>237</text:p>
          </table:table-cell>
          <table:table-cell office:value-type="float" office:value="77.28256">
            <text:p>77.282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3:00">
            <text:p>16:3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29.11584">
            <text:p>29.1158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5:00">
            <text:p>16:3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7">
            <text:p>87</text:p>
          </table:table-cell>
          <table:table-cell office:value-type="float" office:value="239">
            <text:p>239</text:p>
          </table:table-cell>
          <table:table-cell office:value-type="float" office:value="31.36">
            <text:p>31.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6:00">
            <text:p>16:3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8">
            <text:p>88</text:p>
          </table:table-cell>
          <table:table-cell office:value-type="float" office:value="240">
            <text:p>240</text:p>
          </table:table-cell>
          <table:table-cell office:value-type="float" office:value="30.5584">
            <text:p>30.558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7:00">
            <text:p>16:37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 office:value-type="float" office:value="41.92432">
            <text:p>41.92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9:00">
            <text:p>16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0">
            <text:p>90</text:p>
          </table:table-cell>
          <table:table-cell office:value-type="float" office:value="242">
            <text:p>242</text:p>
          </table:table-cell>
          <table:table-cell office:value-type="float" office:value="36.63904">
            <text:p>36.6390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0:00">
            <text:p>16:4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abnormally active... at 37 min after loading">
            <text:p>abnormally active... at 37 min after loading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1">
            <text:p>91</text:p>
          </table:table-cell>
          <table:table-cell office:value-type="float" office:value="243">
            <text:p>243</text:p>
          </table:table-cell>
          <table:table-cell office:value-type="float" office:value="54.57024">
            <text:p>54.5702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1:00">
            <text:p>16:4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2">
            <text:p>92</text:p>
          </table:table-cell>
          <table:table-cell office:value-type="float" office:value="244">
            <text:p>244</text:p>
          </table:table-cell>
          <table:table-cell office:value-type="float" office:value="96.48656">
            <text:p>96.486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3:00">
            <text:p>16:4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3">
            <text:p>93</text:p>
          </table:table-cell>
          <table:table-cell office:value-type="float" office:value="245">
            <text:p>245</text:p>
          </table:table-cell>
          <table:table-cell office:value-type="float" office:value="60.00384">
            <text:p>60.0038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5:00">
            <text:p>16:4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4">
            <text:p>94</text:p>
          </table:table-cell>
          <table:table-cell office:value-type="float" office:value="246">
            <text:p>246</text:p>
          </table:table-cell>
          <table:table-cell office:value-type="float" office:value="53.7696">
            <text:p>53.76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6:00">
            <text:p>16:4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date" office:date-value="2022-02-07T00:00:00">
            <text:p>Mon Feb  7 00:00:00 20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52.96496">
            <text:p>52.964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8:00">
            <text:p>16:4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79">
            <text:p>17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0">
            <text:p/>
          </table:table-cell>
          <table:table-cell office:value-type="float" office:value="248">
            <text:p>248</text:p>
          </table:table-cell>
          <table:table-cell office:value-type="float" office:value="40.81216">
            <text:p>40.812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1:00">
            <text:p>13:01:00</text:p>
          </table:table-cell>
          <table:table-cell office:value-type="string" office:value="00:31:00">
            <text:p>00:31:00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37 C overnight day">
            <text:p>37 C overnight day</text:p>
          </table:table-cell>
          <table:table-cell office:value-type="string" office:value="fl">
            <text:p>fl</text:p>
          </table:table-cell>
          <table:table-cell office:value-type="float" office:value="4.944483574643319">
            <text:p>4.944483574643319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41.1256">
            <text:p>41.125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4:00">
            <text:p>13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same droplet as 00">
            <text:p>same droplet as 00</text:p>
          </table:table-cell>
          <table:table-cell office:value-type="string" office:value="fl">
            <text:p>fl</text:p>
          </table:table-cell>
          <table:table-cell office:value-type="float" office:value="6.261165047110217">
            <text:p>6.261165047110217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36.3192">
            <text:p>36.319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5:00">
            <text:p>13:0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997974936225959">
            <text:p>5.997974936225959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32.96144">
            <text:p>32.9614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7:00">
            <text:p>13:0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167347976235181">
            <text:p>2.167347976235181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25.93504">
            <text:p>25.9350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8:00">
            <text:p>13:0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44881750579609453">
            <text:p>0.44881750579609453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41.44768">
            <text:p>41.4476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0:00">
            <text:p>13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3589156920153185">
            <text:p>4.3589156920153185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  <table:table-cell office:value-type="float" office:value="60.80336">
            <text:p>60.8033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2:00">
            <text:p>13:1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859063137869416">
            <text:p>10.859063137869416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office:value-type="float" office:value="30.41024">
            <text:p>30.410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4:00">
            <text:p>13:1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46700171751482367">
            <text:p>0.46700171751482367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82.24896">
            <text:p>82.2489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5:00">
            <text:p>13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7749436814445465">
            <text:p>5.7749436814445465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54.71904">
            <text:p>54.7190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6:00">
            <text:p>13:1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334997257738238">
            <text:p>7.334997257738238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">
            <text:p>10</text:p>
          </table:table-cell>
          <table:table-cell office:value-type="float" office:value="257">
            <text:p>257</text:p>
          </table:table-cell>
          <table:table-cell office:value-type="float" office:value="81.29216">
            <text:p>81.292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8:00">
            <text:p>13:1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071300641681842">
            <text:p>5.071300641681842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  <table:table-cell office:value-type="float" office:value="30.0848">
            <text:p>30.084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9:00">
            <text:p>13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78516449460141">
            <text:p>1.78516449460141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2">
            <text:p>12</text:p>
          </table:table-cell>
          <table:table-cell office:value-type="float" office:value="259">
            <text:p>259</text:p>
          </table:table-cell>
          <table:table-cell office:value-type="float" office:value="32.96144">
            <text:p>32.9614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1:00">
            <text:p>13:2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8969952523782537">
            <text:p>0.8969952523782537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57.444">
            <text:p>57.44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2:00">
            <text:p>13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339314797304715">
            <text:p>9.339314797304715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4">
            <text:p>14</text:p>
          </table:table-cell>
          <table:table-cell office:value-type="float" office:value="261">
            <text:p>261</text:p>
          </table:table-cell>
          <table:table-cell office:value-type="float" office:value="36.3192">
            <text:p>36.319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3:00">
            <text:p>13:2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3274848066191756">
            <text:p>2.3274848066191756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5">
            <text:p>15</text:p>
          </table:table-cell>
          <table:table-cell office:value-type="float" office:value="262">
            <text:p>262</text:p>
          </table:table-cell>
          <table:table-cell office:value-type="float" office:value="69.6056">
            <text:p>69.605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5:00">
            <text:p>13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658558426711063">
            <text:p>7.658558426711063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6">
            <text:p>16</text:p>
          </table:table-cell>
          <table:table-cell office:value-type="float" office:value="263">
            <text:p>263</text:p>
          </table:table-cell>
          <table:table-cell office:value-type="float" office:value="74.72928">
            <text:p>74.7292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7:00">
            <text:p>13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233797584379502">
            <text:p>7.233797584379502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7">
            <text:p>17</text:p>
          </table:table-cell>
          <table:table-cell office:value-type="float" office:value="264">
            <text:p>264</text:p>
          </table:table-cell>
          <table:table-cell office:value-type="float" office:value="76.0008">
            <text:p>76.000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8:00">
            <text:p>13:2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925830619660786">
            <text:p>7.925830619660786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8">
            <text:p>18</text:p>
          </table:table-cell>
          <table:table-cell office:value-type="float" office:value="265">
            <text:p>265</text:p>
          </table:table-cell>
          <table:table-cell office:value-type="float" office:value="60.16208">
            <text:p>60.1620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9:00">
            <text:p>13:2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412649276662578">
            <text:p>7.412649276662578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9">
            <text:p>19</text:p>
          </table:table-cell>
          <table:table-cell office:value-type="float" office:value="266">
            <text:p>266</text:p>
          </table:table-cell>
          <table:table-cell office:value-type="float" office:value="43.84272">
            <text:p>43.842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1:00">
            <text:p>13:3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5632220918670745">
            <text:p>5.5632220918670745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0">
            <text:p>20</text:p>
          </table:table-cell>
          <table:table-cell office:value-type="float" office:value="267">
            <text:p>267</text:p>
          </table:table-cell>
          <table:table-cell office:value-type="float" office:value="45.91024">
            <text:p>45.910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7:00">
            <text:p>13:37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70162809676225">
            <text:p>6.70162809676225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1">
            <text:p>21</text:p>
          </table:table-cell>
          <table:table-cell office:value-type="float" office:value="268">
            <text:p>268</text:p>
          </table:table-cell>
          <table:table-cell office:value-type="float" office:value="84.96256">
            <text:p>84.9625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8:00">
            <text:p>13:3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71574030540825">
            <text:p>6.71574030540825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float" office:value="78.24416">
            <text:p>78.244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9:00">
            <text:p>13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588207560340145">
            <text:p>6.588207560340145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3">
            <text:p>23</text:p>
          </table:table-cell>
          <table:table-cell office:value-type="float" office:value="270">
            <text:p>270</text:p>
          </table:table-cell>
          <table:table-cell office:value-type="float" office:value="67.05152">
            <text:p>67.0515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0:00">
            <text:p>13:4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723843858491706">
            <text:p>6.723843858491706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4">
            <text:p>24</text:p>
          </table:table-cell>
          <table:table-cell office:value-type="float" office:value="271">
            <text:p>271</text:p>
          </table:table-cell>
          <table:table-cell office:value-type="float" office:value="55.04336">
            <text:p>55.0433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2:00">
            <text:p>13:4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543493189850009">
            <text:p>6.543493189850009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5">
            <text:p>25</text:p>
          </table:table-cell>
          <table:table-cell office:value-type="float" office:value="272">
            <text:p>272</text:p>
          </table:table-cell>
          <table:table-cell office:value-type="float" office:value="47.85424">
            <text:p>47.854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3:00">
            <text:p>13:4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68062269802335">
            <text:p>3.68062269802335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6">
            <text:p>26</text:p>
          </table:table-cell>
          <table:table-cell office:value-type="float" office:value="273">
            <text:p>273</text:p>
          </table:table-cell>
          <table:table-cell office:value-type="float" office:value="38.40208">
            <text:p>38.4020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4:00">
            <text:p>13:4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9542721315163132">
            <text:p>0.9542721315163132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7">
            <text:p>27</text:p>
          </table:table-cell>
          <table:table-cell office:value-type="float" office:value="274">
            <text:p>274</text:p>
          </table:table-cell>
          <table:table-cell office:value-type="float" office:value="79.04224">
            <text:p>79.042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6:00">
            <text:p>13:4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7981310415978937">
            <text:p>3.7981310415978937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46.88944">
            <text:p>46.8894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9:00">
            <text:p>13:49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9228366573012915">
            <text:p>0.9228366573012915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29">
            <text:p>29</text:p>
          </table:table-cell>
          <table:table-cell office:value-type="float" office:value="276">
            <text:p>276</text:p>
          </table:table-cell>
          <table:table-cell office:value-type="float" office:value="47.20272">
            <text:p>47.202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51:00">
            <text:p>13:51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6158153261412127">
            <text:p>1.6158153261412127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40.81216">
            <text:p>40.812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55:00">
            <text:p>13:5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9166732883169997">
            <text:p>0.9166732883169997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1">
            <text:p>31</text:p>
          </table:table-cell>
          <table:table-cell office:value-type="float" office:value="278">
            <text:p>278</text:p>
          </table:table-cell>
          <table:table-cell office:value-type="float" office:value="104.00528">
            <text:p>104.005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1:00">
            <text:p>14:31:00</text:p>
          </table:table-cell>
          <table:table-cell office:value-type="string" office:value="00:31:00">
            <text:p>00:31:00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419414872437981">
            <text:p>6.419414872437981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18.416">
            <text:p>18.4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2:00">
            <text:p>14:32:00</text:p>
          </table:table-cell>
          <table:table-cell office:value-type="string" office:value="00:32:00">
            <text:p>00:32:00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104767133944546">
            <text:p>1.104767133944546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3">
            <text:p>33</text:p>
          </table:table-cell>
          <table:table-cell office:value-type="float" office:value="280">
            <text:p>280</text:p>
          </table:table-cell>
          <table:table-cell office:value-type="float" office:value="52.00112">
            <text:p>52.001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3:00">
            <text:p>14:3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642713012260257">
            <text:p>7.642713012260257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4">
            <text:p>34</text:p>
          </table:table-cell>
          <table:table-cell office:value-type="float" office:value="281">
            <text:p>281</text:p>
          </table:table-cell>
          <table:table-cell office:value-type="float" office:value="32.80528">
            <text:p>32.805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4:00">
            <text:p>14:3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46931838986372">
            <text:p>8.46931838986372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5">
            <text:p>35</text:p>
          </table:table-cell>
          <table:table-cell office:value-type="float" office:value="282">
            <text:p>282</text:p>
          </table:table-cell>
          <table:table-cell office:value-type="float" office:value="32.17328">
            <text:p>32.1732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5:00">
            <text:p>14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173008270628384">
            <text:p>3.173008270628384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6">
            <text:p>36</text:p>
          </table:table-cell>
          <table:table-cell office:value-type="float" office:value="283">
            <text:p>283</text:p>
          </table:table-cell>
          <table:table-cell office:value-type="float" office:value="34.24384">
            <text:p>34.243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6:00">
            <text:p>14:3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013862141912949">
            <text:p>6.013862141912949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7">
            <text:p>37</text:p>
          </table:table-cell>
          <table:table-cell office:value-type="float" office:value="284">
            <text:p>284</text:p>
          </table:table-cell>
          <table:table-cell office:value-type="float" office:value="29.92672">
            <text:p>29.926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8:00">
            <text:p>14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2497608122387955">
            <text:p>2.2497608122387955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8">
            <text:p>38</text:p>
          </table:table-cell>
          <table:table-cell office:value-type="float" office:value="285">
            <text:p>285</text:p>
          </table:table-cell>
          <table:table-cell office:value-type="float" office:value="23.36736">
            <text:p>23.367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0:00">
            <text:p>14:4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4857888536771277">
            <text:p>0.4857888536771277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office:value-type="float" office:value="31.19808">
            <text:p>31.198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1:00">
            <text:p>14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7434351353928226">
            <text:p>3.7434351353928226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27.20352">
            <text:p>27.2035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7248215911051569">
            <text:p>0.7248215911051569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1">
            <text:p>41</text:p>
          </table:table-cell>
          <table:table-cell office:value-type="float" office:value="288">
            <text:p>288</text:p>
          </table:table-cell>
          <table:table-cell office:value-type="float" office:value="26.0936">
            <text:p>26.09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3:00">
            <text:p>14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9530697774836936">
            <text:p>0.9530697774836936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2">
            <text:p>42</text:p>
          </table:table-cell>
          <table:table-cell office:value-type="float" office:value="289">
            <text:p>289</text:p>
          </table:table-cell>
          <table:table-cell office:value-type="float" office:value="60.48736">
            <text:p>60.487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5:00">
            <text:p>14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26372526075466">
            <text:p>8.26372526075466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3">
            <text:p>43</text:p>
          </table:table-cell>
          <table:table-cell office:value-type="float" office:value="290">
            <text:p>290</text:p>
          </table:table-cell>
          <table:table-cell office:value-type="float" office:value="39.35456">
            <text:p>39.354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6:00">
            <text:p>14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Disk issue start again, ~3pm every day">
            <text:p>Disk issue start again, ~3pm every day</text:p>
          </table:table-cell>
          <table:table-cell office:value-type="string" office:value="fl">
            <text:p>fl</text:p>
          </table:table-cell>
          <table:table-cell office:value-type="float" office:value="7.487391946297659">
            <text:p>7.487391946297659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4">
            <text:p>44</text:p>
          </table:table-cell>
          <table:table-cell office:value-type="float" office:value="291">
            <text:p>291</text:p>
          </table:table-cell>
          <table:table-cell office:value-type="float" office:value="38.56176">
            <text:p>38.5617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8:00">
            <text:p>14:4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19163598089045">
            <text:p>7.119163598089045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5">
            <text:p>45</text:p>
          </table:table-cell>
          <table:table-cell office:value-type="float" office:value="292">
            <text:p>292</text:p>
          </table:table-cell>
          <table:table-cell office:value-type="float" office:value="46.08848">
            <text:p>46.0884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0:00">
            <text:p>14:5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844720399564554">
            <text:p>9.844720399564554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6">
            <text:p>46</text:p>
          </table:table-cell>
          <table:table-cell office:value-type="float" office:value="293">
            <text:p>293</text:p>
          </table:table-cell>
          <table:table-cell office:value-type="float" office:value="40.81216">
            <text:p>40.812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2:00">
            <text:p>14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35206499782439">
            <text:p>9.35206499782439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7">
            <text:p>47</text:p>
          </table:table-cell>
          <table:table-cell office:value-type="float" office:value="294">
            <text:p>294</text:p>
          </table:table-cell>
          <table:table-cell office:value-type="float" office:value="29.11584">
            <text:p>29.115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5:00">
            <text:p>14:5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7688153165140061">
            <text:p>1.7688153165140061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8">
            <text:p>48</text:p>
          </table:table-cell>
          <table:table-cell office:value-type="float" office:value="295">
            <text:p>295</text:p>
          </table:table-cell>
          <table:table-cell office:value-type="float" office:value="35.37536">
            <text:p>35.3753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6:00">
            <text:p>14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7747302922863115">
            <text:p>7.7747302922863115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49">
            <text:p>49</text:p>
          </table:table-cell>
          <table:table-cell office:value-type="float" office:value="296">
            <text:p>296</text:p>
          </table:table-cell>
          <table:table-cell office:value-type="float" office:value="43.20464">
            <text:p>43.2046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8:00">
            <text:p>14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602795130752968">
            <text:p>9.602795130752968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office:value-type="float" office:value="48.9688">
            <text:p>48.96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0:00">
            <text:p>15:0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622556452778019">
            <text:p>10.622556452778019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1">
            <text:p>51</text:p>
          </table:table-cell>
          <table:table-cell office:value-type="float" office:value="298">
            <text:p>298</text:p>
          </table:table-cell>
          <table:table-cell office:value-type="float" office:value="91.52688">
            <text:p>91.526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3:00">
            <text:p>15:0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292165946673239">
            <text:p>5.292165946673239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2">
            <text:p>52</text:p>
          </table:table-cell>
          <table:table-cell office:value-type="float" office:value="299">
            <text:p>299</text:p>
          </table:table-cell>
          <table:table-cell office:value-type="float" office:value="40.9584">
            <text:p>40.95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5:00">
            <text:p>15:0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772046244471656">
            <text:p>7.772046244471656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3">
            <text:p>53</text:p>
          </table:table-cell>
          <table:table-cell office:value-type="float" office:value="300">
            <text:p>300</text:p>
          </table:table-cell>
          <table:table-cell office:value-type="float" office:value="38.40208">
            <text:p>38.402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7:00">
            <text:p>15:07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719790998566117">
            <text:p>8.719790998566117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4">
            <text:p>54</text:p>
          </table:table-cell>
          <table:table-cell office:value-type="float" office:value="301">
            <text:p>301</text:p>
          </table:table-cell>
          <table:table-cell office:value-type="float" office:value="45.43888">
            <text:p>45.438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9:00">
            <text:p>15:0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881541234053154">
            <text:p>9.881541234053154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5">
            <text:p>55</text:p>
          </table:table-cell>
          <table:table-cell office:value-type="float" office:value="302">
            <text:p>302</text:p>
          </table:table-cell>
          <table:table-cell office:value-type="float" office:value="42.0768">
            <text:p>42.076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1:00">
            <text:p>15:1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464125267021624">
            <text:p>6.464125267021624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6">
            <text:p>56</text:p>
          </table:table-cell>
          <table:table-cell office:value-type="float" office:value="303">
            <text:p>303</text:p>
          </table:table-cell>
          <table:table-cell office:value-type="float" office:value="52.1672">
            <text:p>52.16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3:00">
            <text:p>15:1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76995429566883">
            <text:p>9.76995429566883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7">
            <text:p>57</text:p>
          </table:table-cell>
          <table:table-cell office:value-type="float" office:value="304">
            <text:p>304</text:p>
          </table:table-cell>
          <table:table-cell office:value-type="float" office:value="42.404">
            <text:p>42.40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4:00">
            <text:p>15:1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near air bubble">
            <text:p>near air bubble</text:p>
          </table:table-cell>
          <table:table-cell office:value-type="string" office:value="fl">
            <text:p>fl</text:p>
          </table:table-cell>
          <table:table-cell office:value-type="float" office:value="10.299528925733332">
            <text:p>10.299528925733332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8">
            <text:p>58</text:p>
          </table:table-cell>
          <table:table-cell office:value-type="float" office:value="305">
            <text:p>305</text:p>
          </table:table-cell>
          <table:table-cell office:value-type="float" office:value="42.88672">
            <text:p>42.886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6:00">
            <text:p>15:1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intentionally move away from air bubble">
            <text:p>intentionally move away from air bubble</text:p>
          </table:table-cell>
          <table:table-cell office:value-type="string" office:value="fl">
            <text:p>fl</text:p>
          </table:table-cell>
          <table:table-cell office:value-type="float" office:value="7.982653366322714">
            <text:p>7.982653366322714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59">
            <text:p>59</text:p>
          </table:table-cell>
          <table:table-cell office:value-type="float" office:value="306">
            <text:p>306</text:p>
          </table:table-cell>
          <table:table-cell office:value-type="float" office:value="34.55072">
            <text:p>34.550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8:00">
            <text:p>15:1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intentionally move away from air bubble">
            <text:p>intentionally move away from air bubble</text:p>
          </table:table-cell>
          <table:table-cell office:value-type="string" office:value="fl">
            <text:p>fl</text:p>
          </table:table-cell>
          <table:table-cell office:value-type="float" office:value="8.076656843172241">
            <text:p>8.076656843172241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0">
            <text:p>60</text:p>
          </table:table-cell>
          <table:table-cell office:value-type="float" office:value="307">
            <text:p>307</text:p>
          </table:table-cell>
          <table:table-cell office:value-type="float" office:value="33.44096">
            <text:p>33.440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9:00">
            <text:p>15:19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intentionally move away from air bubble">
            <text:p>intentionally move away from air bubble</text:p>
          </table:table-cell>
          <table:table-cell office:value-type="string" office:value="fl">
            <text:p>fl</text:p>
          </table:table-cell>
          <table:table-cell office:value-type="float" office:value="5.119845580165337">
            <text:p>5.119845580165337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1">
            <text:p>61</text:p>
          </table:table-cell>
          <table:table-cell office:value-type="float" office:value="308">
            <text:p>308</text:p>
          </table:table-cell>
          <table:table-cell office:value-type="float" office:value="33.92816">
            <text:p>33.928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1:00">
            <text:p>15:21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5553535113400823">
            <text:p>0.5553535113400823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2">
            <text:p>62</text:p>
          </table:table-cell>
          <table:table-cell office:value-type="float" office:value="309">
            <text:p>309</text:p>
          </table:table-cell>
          <table:table-cell office:value-type="float" office:value="43.20464">
            <text:p>43.2046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3:00">
            <text:p>15:23:00</text:p>
          </table:table-cell>
          <table:table-cell office:value-type="string" office:value="01:23:00">
            <text:p>01:23:00</text:p>
          </table:table-cell>
          <table:table-cell office:value-type="float" office:value="83">
            <text:p>8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801272582581906">
            <text:p>7.801272582581906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3">
            <text:p>63</text:p>
          </table:table-cell>
          <table:table-cell office:value-type="float" office:value="310">
            <text:p>310</text:p>
          </table:table-cell>
          <table:table-cell office:value-type="float" office:value="48.49024">
            <text:p>48.4902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6:00">
            <text:p>15:26:00</text:p>
          </table:table-cell>
          <table:table-cell office:value-type="string" office:value="01:26:00">
            <text:p>01:26:00</text:p>
          </table:table-cell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45661033898246">
            <text:p>7.45661033898246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4">
            <text:p>64</text:p>
          </table:table-cell>
          <table:table-cell office:value-type="float" office:value="311">
            <text:p>311</text:p>
          </table:table-cell>
          <table:table-cell office:value-type="float" office:value="36.8072">
            <text:p>36.807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7:00">
            <text:p>15:2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8150223562965542">
            <text:p>1.8150223562965542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5">
            <text:p>65</text:p>
          </table:table-cell>
          <table:table-cell office:value-type="float" office:value="312">
            <text:p>312</text:p>
          </table:table-cell>
          <table:table-cell office:value-type="float" office:value="53.7696">
            <text:p>53.76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9:00">
            <text:p>15:2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020001026616865">
            <text:p>6.020001026616865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6">
            <text:p>66</text:p>
          </table:table-cell>
          <table:table-cell office:value-type="float" office:value="313">
            <text:p>313</text:p>
          </table:table-cell>
          <table:table-cell office:value-type="float" office:value="29.60256">
            <text:p>29.602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0:00">
            <text:p>16:00:00</text:p>
          </table:table-cell>
          <table:table-cell office:value-type="string" office:value="00:30:00">
            <text:p>00:30:00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549847093781887">
            <text:p>5.549847093781887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54.07792">
            <text:p>54.0779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1:00">
            <text:p>16:01:00</text:p>
          </table:table-cell>
          <table:table-cell office:value-type="string" office:value="00:31:00">
            <text:p>00:31:0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2691496812539755">
            <text:p>7.2691496812539755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8">
            <text:p>68</text:p>
          </table:table-cell>
          <table:table-cell office:value-type="float" office:value="315">
            <text:p>315</text:p>
          </table:table-cell>
          <table:table-cell office:value-type="float" office:value="20.30176">
            <text:p>20.3017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3:00">
            <text:p>16:0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6288946798053444">
            <text:p>0.6288946798053444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69">
            <text:p>69</text:p>
          </table:table-cell>
          <table:table-cell office:value-type="float" office:value="316">
            <text:p>316</text:p>
          </table:table-cell>
          <table:table-cell office:value-type="float" office:value="23.04416">
            <text:p>23.044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4:00">
            <text:p>16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2607150010165307">
            <text:p>2.2607150010165307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0">
            <text:p>70</text:p>
          </table:table-cell>
          <table:table-cell office:value-type="float" office:value="317">
            <text:p>317</text:p>
          </table:table-cell>
          <table:table-cell office:value-type="float" office:value="21.61136">
            <text:p>21.611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6:00">
            <text:p>16:0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3422687813911751">
            <text:p>1.3422687813911751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1">
            <text:p>71</text:p>
          </table:table-cell>
          <table:table-cell office:value-type="float" office:value="318">
            <text:p>318</text:p>
          </table:table-cell>
          <table:table-cell office:value-type="float" office:value="28.65136">
            <text:p>28.651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7:00">
            <text:p>16:0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9584495132165511">
            <text:p>1.9584495132165511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2">
            <text:p>72</text:p>
          </table:table-cell>
          <table:table-cell office:value-type="float" office:value="319">
            <text:p>319</text:p>
          </table:table-cell>
          <table:table-cell office:value-type="float" office:value="55.36928">
            <text:p>55.3692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9:00">
            <text:p>16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38594439700785">
            <text:p>9.38594439700785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3">
            <text:p>73</text:p>
          </table:table-cell>
          <table:table-cell office:value-type="float" office:value="320">
            <text:p>320</text:p>
          </table:table-cell>
          <table:table-cell office:value-type="float" office:value="36.49424">
            <text:p>36.4942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0:00">
            <text:p>16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550692096988781">
            <text:p>9.550692096988781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4">
            <text:p>74</text:p>
          </table:table-cell>
          <table:table-cell office:value-type="float" office:value="321">
            <text:p>321</text:p>
          </table:table-cell>
          <table:table-cell office:value-type="float" office:value="29.452">
            <text:p>29.45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2:00">
            <text:p>16:1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6809410956344277">
            <text:p>3.6809410956344277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5">
            <text:p>75</text:p>
          </table:table-cell>
          <table:table-cell office:value-type="float" office:value="322">
            <text:p>322</text:p>
          </table:table-cell>
          <table:table-cell office:value-type="float" office:value="23.52368">
            <text:p>23.5236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3:00">
            <text:p>16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1715397603825297">
            <text:p>1.1715397603825297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6">
            <text:p>76</text:p>
          </table:table-cell>
          <table:table-cell office:value-type="float" office:value="323">
            <text:p>323</text:p>
          </table:table-cell>
          <table:table-cell office:value-type="float" office:value="45.91024">
            <text:p>45.9102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4:00">
            <text:p>16:1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DE very very tiny inner">
            <text:p>DE very very tiny inner</text:p>
          </table:table-cell>
          <table:table-cell office:value-type="string" office:value="bf">
            <text:p>bf</text:p>
          </table:table-cell>
          <table:table-cell office:value-type="float" office:value="5.431172816063803">
            <text:p>5.431172816063803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7">
            <text:p>77</text:p>
          </table:table-cell>
          <table:table-cell office:value-type="float" office:value="323">
            <text:p>323</text:p>
          </table:table-cell>
          <table:table-cell office:value-type="float" office:value="39.8472">
            <text:p>39.84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0:00">
            <text:p>16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same as 076, measure flow">
            <text:p>same as 076, measure flow</text:p>
          </table:table-cell>
          <table:table-cell office:value-type="string" office:value="fl">
            <text:p>fl</text:p>
          </table:table-cell>
          <table:table-cell office:value-type="float" office:value="9.566392231342293">
            <text:p>9.566392231342293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8">
            <text:p>78</text:p>
          </table:table-cell>
          <table:table-cell office:value-type="float" office:value="324">
            <text:p>324</text:p>
          </table:table-cell>
          <table:table-cell office:value-type="float" office:value="31.84736">
            <text:p>31.8473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1:00">
            <text:p>16:2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048135919722846">
            <text:p>7.048135919722846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79">
            <text:p>79</text:p>
          </table:table-cell>
          <table:table-cell office:value-type="float" office:value="325">
            <text:p>325</text:p>
          </table:table-cell>
          <table:table-cell office:value-type="float" office:value="27.52048">
            <text:p>27.5204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3:00">
            <text:p>16:2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1228804468612787">
            <text:p>1.1228804468612787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0">
            <text:p>80</text:p>
          </table:table-cell>
          <table:table-cell office:value-type="float" office:value="326">
            <text:p>326</text:p>
          </table:table-cell>
          <table:table-cell office:value-type="float" office:value="52.00112">
            <text:p>52.0011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4:00">
            <text:p>16:2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530584541808961">
            <text:p>10.530584541808961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1">
            <text:p>81</text:p>
          </table:table-cell>
          <table:table-cell office:value-type="float" office:value="327">
            <text:p>327</text:p>
          </table:table-cell>
          <table:table-cell office:value-type="float" office:value="51.20864">
            <text:p>51.2086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5:00">
            <text:p>16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81570578096676">
            <text:p>9.81570578096676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2">
            <text:p>82</text:p>
          </table:table-cell>
          <table:table-cell office:value-type="float" office:value="328">
            <text:p>328</text:p>
          </table:table-cell>
          <table:table-cell office:value-type="float" office:value="21.44416">
            <text:p>21.444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7:00">
            <text:p>16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7804081058461076">
            <text:p>0.7804081058461076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3">
            <text:p>83</text:p>
          </table:table-cell>
          <table:table-cell office:value-type="float" office:value="329">
            <text:p>329</text:p>
          </table:table-cell>
          <table:table-cell office:value-type="float" office:value="42.5616">
            <text:p>42.56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8:00">
            <text:p>16:2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this is crazily fast">
            <text:p>this is crazily fast</text:p>
          </table:table-cell>
          <table:table-cell office:value-type="string" office:value="fl">
            <text:p>fl</text:p>
          </table:table-cell>
          <table:table-cell office:value-type="float" office:value="9.91773649901911">
            <text:p>9.91773649901911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4">
            <text:p>84</text:p>
          </table:table-cell>
          <table:table-cell office:value-type="float" office:value="330">
            <text:p>330</text:p>
          </table:table-cell>
          <table:table-cell office:value-type="float" office:value="39.68608">
            <text:p>39.6860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9:00">
            <text:p>16:2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42199955063136">
            <text:p>10.242199955063136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5">
            <text:p>85</text:p>
          </table:table-cell>
          <table:table-cell office:value-type="float" office:value="331">
            <text:p>331</text:p>
          </table:table-cell>
          <table:table-cell office:value-type="float" office:value="77.76256">
            <text:p>77.762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1:00">
            <text:p>16:3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DE, bf, xy :: very tiny inner and big outer">
            <text:p>DE, bf, xy :: very tiny inner and big outer</text:p>
          </table:table-cell>
          <table:table-cell office:value-type="string" office:value="bf">
            <text:p>bf</text:p>
          </table:table-cell>
          <table:table-cell office:value-type="float" office:value="7.602826642692301">
            <text:p>7.602826642692301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6">
            <text:p>86</text:p>
          </table:table-cell>
          <table:table-cell office:value-type="float" office:value="331">
            <text:p>331</text:p>
          </table:table-cell>
          <table:table-cell office:value-type="float" office:value="69.6056">
            <text:p>69.60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39:00">
            <text:p>16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same drop as 085, measure flow">
            <text:p>same drop as 085, measure flow</text:p>
          </table:table-cell>
          <table:table-cell office:value-type="string" office:value="fl">
            <text:p>fl</text:p>
          </table:table-cell>
          <table:table-cell office:value-type="float" office:value="8.787327230863063">
            <text:p>8.787327230863063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7">
            <text:p>87</text:p>
          </table:table-cell>
          <table:table-cell office:value-type="float" office:value="332">
            <text:p>332</text:p>
          </table:table-cell>
          <table:table-cell office:value-type="float" office:value="45.28832">
            <text:p>45.288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1:00">
            <text:p>16:4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171792141995194">
            <text:p>10.171792141995194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8">
            <text:p>88</text:p>
          </table:table-cell>
          <table:table-cell office:value-type="float" office:value="333">
            <text:p>333</text:p>
          </table:table-cell>
          <table:table-cell office:value-type="float" office:value="32.64144">
            <text:p>32.6414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2:00">
            <text:p>16:4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040592688853261">
            <text:p>6.040592688853261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office:value-type="float" office:value="41.44768">
            <text:p>41.4476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3:00">
            <text:p>16:4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545382303133827">
            <text:p>10.545382303133827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0">
            <text:p>90</text:p>
          </table:table-cell>
          <table:table-cell office:value-type="float" office:value="335">
            <text:p>335</text:p>
          </table:table-cell>
          <table:table-cell office:value-type="float" office:value="56.16096">
            <text:p>56.1609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5:00">
            <text:p>16:4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74515476916991">
            <text:p>9.074515476916991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1">
            <text:p>91</text:p>
          </table:table-cell>
          <table:table-cell office:value-type="float" office:value="336">
            <text:p>336</text:p>
          </table:table-cell>
          <table:table-cell office:value-type="float" office:value="38.88672">
            <text:p>38.8867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6:00">
            <text:p>16:4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7310265112074">
            <text:p>10.27310265112074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2">
            <text:p>92</text:p>
          </table:table-cell>
          <table:table-cell office:value-type="float" office:value="337">
            <text:p>337</text:p>
          </table:table-cell>
          <table:table-cell office:value-type="float" office:value="39.53504">
            <text:p>39.5350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7:00">
            <text:p>16:47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083699048958184">
            <text:p>7.083699048958184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3">
            <text:p>93</text:p>
          </table:table-cell>
          <table:table-cell office:value-type="float" office:value="338">
            <text:p>338</text:p>
          </table:table-cell>
          <table:table-cell office:value-type="float" office:value="56.964">
            <text:p>56.96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49:00">
            <text:p>16:49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DE, big cluster observed">
            <text:p>DE, big cluster observed</text:p>
          </table:table-cell>
          <table:table-cell office:value-type="string" office:value="fl">
            <text:p>fl</text:p>
          </table:table-cell>
          <table:table-cell office:value-type="float" office:value="4.726333770679891">
            <text:p>4.726333770679891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4">
            <text:p>94</text:p>
          </table:table-cell>
          <table:table-cell office:value-type="float" office:value="339">
            <text:p>339</text:p>
          </table:table-cell>
          <table:table-cell office:value-type="float" office:value="45.60256">
            <text:p>45.602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51:00">
            <text:p>16:51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DE, bf, xy">
            <text:p>DE, bf, xy</text:p>
          </table:table-cell>
          <table:table-cell office:value-type="string" office:value="bf">
            <text:p>bf</text:p>
          </table:table-cell>
          <table:table-cell office:value-type="float" office:value="7.390127538824532">
            <text:p>7.390127538824532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5">
            <text:p>95</text:p>
          </table:table-cell>
          <table:table-cell office:value-type="float" office:value="339">
            <text:p>339</text:p>
          </table:table-cell>
          <table:table-cell office:value-type="float" office:value="45.43888">
            <text:p>45.4388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57:00">
            <text:p>16:5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z scan of the drop in 094, z=30um">
            <text:p>z scan of the drop in 094, z=30um</text:p>
          </table:table-cell>
          <table:table-cell office:value-type="string" office:value="fl">
            <text:p>fl</text:p>
          </table:table-cell>
          <table:table-cell office:value-type="float" office:value="2.948315795111733">
            <text:p>2.948315795111733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6">
            <text:p>96</text:p>
          </table:table-cell>
          <table:table-cell office:value-type="float" office:value="339">
            <text:p>339</text:p>
          </table:table-cell>
          <table:table-cell office:value-type="float" office:value="44.31632">
            <text:p>44.316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58:00">
            <text:p>16:5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z scan of the drop in 094, z=20um">
            <text:p>z scan of the drop in 094, z=20um</text:p>
          </table:table-cell>
          <table:table-cell office:value-type="string" office:value="fl">
            <text:p>fl</text:p>
          </table:table-cell>
          <table:table-cell office:value-type="float" office:value="4.800866188034883">
            <text:p>4.800866188034883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7">
            <text:p>97</text:p>
          </table:table-cell>
          <table:table-cell office:value-type="float" office:value="339">
            <text:p>339</text:p>
          </table:table-cell>
          <table:table-cell office:value-type="float" office:value="38.56176">
            <text:p>38.5617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58:00">
            <text:p>16:5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z scan of the drop in 094, z=10um">
            <text:p>z scan of the drop in 094, z=10um</text:p>
          </table:table-cell>
          <table:table-cell office:value-type="string" office:value="fl">
            <text:p>fl</text:p>
          </table:table-cell>
          <table:table-cell office:value-type="float" office:value="8.471438172613254">
            <text:p>8.471438172613254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8">
            <text:p>98</text:p>
          </table:table-cell>
          <table:table-cell office:value-type="float" office:value="339">
            <text:p>339</text:p>
          </table:table-cell>
          <table:table-cell office:value-type="float" office:value="11.20512">
            <text:p>11.2051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59:00">
            <text:p>16:5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z scan of the drop in 094, z=0um">
            <text:p>z scan of the drop in 094, z=0um</text:p>
          </table:table-cell>
          <table:table-cell office:value-type="string" office:value="fl">
            <text:p>fl</text:p>
          </table:table-cell>
          <table:table-cell office:value-type="float" office:value="1.6837480986411215">
            <text:p>1.6837480986411215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99">
            <text:p>99</text:p>
          </table:table-cell>
          <table:table-cell office:value-type="float" office:value="340">
            <text:p>340</text:p>
          </table:table-cell>
          <table:table-cell office:value-type="float" office:value="61.60032">
            <text:p>61.600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7:06:00">
            <text:p>17:06:00</text:p>
          </table:table-cell>
          <table:table-cell office:value-type="string" office:value="01:36:00">
            <text:p>01:36:00</text:p>
          </table:table-cell>
          <table:table-cell office:value-type="float" office:value="96">
            <text:p>96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716422959378744">
            <text:p>2.716422959378744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0">
            <text:p>100</text:p>
          </table:table-cell>
          <table:table-cell office:value-type="float" office:value="341">
            <text:p>341</text:p>
          </table:table-cell>
          <table:table-cell office:value-type="float" office:value="21.76688">
            <text:p>21.7668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1:00">
            <text:p>17:31:00</text:p>
          </table:table-cell>
          <table:table-cell office:value-type="string" office:value="00:31:00">
            <text:p>00:31:00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428070985507794">
            <text:p>4.428070985507794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1">
            <text:p>101</text:p>
          </table:table-cell>
          <table:table-cell office:value-type="float" office:value="342">
            <text:p>342</text:p>
          </table:table-cell>
          <table:table-cell office:value-type="float" office:value="26.41136">
            <text:p>26.4113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2:00">
            <text:p>17:32:00</text:p>
          </table:table-cell>
          <table:table-cell office:value-type="string" office:value="00:32:00">
            <text:p>00:32:00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444311838575074">
            <text:p>5.444311838575074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2">
            <text:p>102</text:p>
          </table:table-cell>
          <table:table-cell office:value-type="float" office:value="343">
            <text:p>343</text:p>
          </table:table-cell>
          <table:table-cell office:value-type="float" office:value="30.87664">
            <text:p>30.876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3:00">
            <text:p>17:3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595572615180528">
            <text:p>6.595572615180528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3">
            <text:p>103</text:p>
          </table:table-cell>
          <table:table-cell office:value-type="float" office:value="344">
            <text:p>344</text:p>
          </table:table-cell>
          <table:table-cell office:value-type="float" office:value="22.56464">
            <text:p>22.564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5:00">
            <text:p>17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918204148072593">
            <text:p>0.918204148072593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4">
            <text:p>104</text:p>
          </table:table-cell>
          <table:table-cell office:value-type="float" office:value="345">
            <text:p>345</text:p>
          </table:table-cell>
          <table:table-cell office:value-type="float" office:value="49.12736">
            <text:p>49.1273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6:00">
            <text:p>17:3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37988629623633">
            <text:p>10.237988629623633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5">
            <text:p>105</text:p>
          </table:table-cell>
          <table:table-cell office:value-type="float" office:value="346">
            <text:p>346</text:p>
          </table:table-cell>
          <table:table-cell office:value-type="float" office:value="31.05088">
            <text:p>31.0508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8:00">
            <text:p>17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3790372895925715">
            <text:p>4.3790372895925715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6">
            <text:p>106</text:p>
          </table:table-cell>
          <table:table-cell office:value-type="float" office:value="347">
            <text:p>347</text:p>
          </table:table-cell>
          <table:table-cell office:value-type="float" office:value="31.68064">
            <text:p>31.680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9:00">
            <text:p>17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217536265550783">
            <text:p>3.217536265550783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7">
            <text:p>107</text:p>
          </table:table-cell>
          <table:table-cell office:value-type="float" office:value="348">
            <text:p>348</text:p>
          </table:table-cell>
          <table:table-cell office:value-type="float" office:value="52.00112">
            <text:p>52.0011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1:00">
            <text:p>17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73543690630416">
            <text:p>8.73543690630416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8">
            <text:p>108</text:p>
          </table:table-cell>
          <table:table-cell office:value-type="float" office:value="349">
            <text:p>349</text:p>
          </table:table-cell>
          <table:table-cell office:value-type="float" office:value="36.16592">
            <text:p>36.1659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3:00">
            <text:p>17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activating">
            <text:p>activating</text:p>
          </table:table-cell>
          <table:table-cell office:value-type="string" office:value="fl">
            <text:p>fl</text:p>
          </table:table-cell>
          <table:table-cell office:value-type="float" office:value="7.055964013458793">
            <text:p>7.055964013458793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09">
            <text:p>109</text:p>
          </table:table-cell>
          <table:table-cell office:value-type="float" office:value="349">
            <text:p>349</text:p>
          </table:table-cell>
          <table:table-cell office:value-type="float" office:value="46.56864">
            <text:p>46.568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4:00">
            <text:p>17:4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continue 108 for 5 min, fail…">
            <text:p>continue 108 for 5 min, fail…</text:p>
          </table:table-cell>
          <table:table-cell office:value-type="string" office:value="fl">
            <text:p>fl</text:p>
          </table:table-cell>
          <table:table-cell office:value-type="float" office:value="10.88367999836898">
            <text:p>10.88367999836898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0">
            <text:p>110</text:p>
          </table:table-cell>
          <table:table-cell office:value-type="float" office:value="350">
            <text:p>350</text:p>
          </table:table-cell>
          <table:table-cell office:value-type="float" office:value="51.20864">
            <text:p>51.208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1:00">
            <text:p>17:5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71639277307173">
            <text:p>8.71639277307173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1">
            <text:p>111</text:p>
          </table:table-cell>
          <table:table-cell office:value-type="float" office:value="351">
            <text:p>351</text:p>
          </table:table-cell>
          <table:table-cell office:value-type="float" office:value="44.79888">
            <text:p>44.79888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3:00">
            <text:p>17:5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188533152545446">
            <text:p>9.188533152545446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2">
            <text:p>112</text:p>
          </table:table-cell>
          <table:table-cell office:value-type="float" office:value="352">
            <text:p>352</text:p>
          </table:table-cell>
          <table:table-cell office:value-type="float" office:value="50.87792">
            <text:p>50.8779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5:00">
            <text:p>17:5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47441425169323">
            <text:p>9.47441425169323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3">
            <text:p>113</text:p>
          </table:table-cell>
          <table:table-cell office:value-type="float" office:value="353">
            <text:p>353</text:p>
          </table:table-cell>
          <table:table-cell office:value-type="float" office:value="56.964">
            <text:p>56.9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7:00">
            <text:p>17:5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16248053017813">
            <text:p>9.016248053017813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4">
            <text:p>114</text:p>
          </table:table-cell>
          <table:table-cell office:value-type="float" office:value="354">
            <text:p>354</text:p>
          </table:table-cell>
          <table:table-cell office:value-type="float" office:value="37.28816">
            <text:p>37.2881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8:00">
            <text:p>17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200807264509658">
            <text:p>9.200807264509658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date" office:date-value="2022-02-08T00:00:00">
            <text:p>Tue Feb  8 00:00:00 2022</text:p>
          </table:table-cell>
          <table:table-cell office:value-type="float" office:value="115">
            <text:p>115</text:p>
          </table:table-cell>
          <table:table-cell office:value-type="float" office:value="355">
            <text:p>355</text:p>
          </table:table-cell>
          <table:table-cell office:value-type="float" office:value="40.81216">
            <text:p>40.8121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9:00">
            <text:p>17:5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76">
            <text:p>17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60043371702116">
            <text:p>5.600433717021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